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bd3" officeooo:paragraph-rsid="00000bd3"/>
    </style:style>
    <style:style style:name="P2" style:family="paragraph" style:parent-style-name="Standard">
      <style:text-properties officeooo:rsid="00000bd3" officeooo:paragraph-rsid="0001aefd"/>
    </style:style>
    <style:style style:name="P3" style:family="paragraph" style:parent-style-name="Standard" style:list-style-name="L1">
      <style:text-properties officeooo:rsid="00000bd3" officeooo:paragraph-rsid="0001aefd"/>
    </style:style>
    <style:style style:name="P4" style:family="paragraph" style:parent-style-name="Standard" style:list-style-name="L1">
      <style:text-properties officeooo:rsid="0001aefd" officeooo:paragraph-rsid="0001aefd"/>
    </style:style>
    <style:style style:name="P5" style:family="paragraph" style:parent-style-name="Standard" style:list-style-name="L2">
      <style:text-properties officeooo:rsid="0003a46b" officeooo:paragraph-rsid="0003a46b"/>
    </style:style>
    <style:style style:name="P6" style:family="paragraph" style:parent-style-name="Standard">
      <style:text-properties officeooo:rsid="0003a46b" officeooo:paragraph-rsid="0003a46b"/>
    </style:style>
    <style:style style:name="P7" style:family="paragraph" style:parent-style-name="Standard">
      <style:text-properties officeooo:rsid="0006216b" officeooo:paragraph-rsid="0006216b"/>
    </style:style>
    <style:style style:name="P8" style:family="paragraph" style:parent-style-name="Standard">
      <style:text-properties fo:font-weight="bold" officeooo:rsid="00000bd3" officeooo:paragraph-rsid="00000bd3" style:font-weight-asian="bold" style:font-weight-complex="bold"/>
    </style:style>
    <style:style style:name="P9" style:family="paragraph" style:parent-style-name="Standard">
      <style:text-properties fo:font-weight="bold" officeooo:rsid="0006216b" officeooo:paragraph-rsid="0006216b" style:font-weight-asian="bold" style:font-weight-complex="bold"/>
    </style:style>
    <style:style style:name="P10" style:family="paragraph" style:parent-style-name="Standard">
      <style:text-properties fo:font-weight="bold" officeooo:rsid="00098155" officeooo:paragraph-rsid="00098155" style:font-weight-asian="bold" style:font-weight-complex="bold"/>
    </style:style>
    <style:style style:name="P11" style:family="paragraph" style:parent-style-name="Standard">
      <style:text-properties fo:font-weight="normal" officeooo:rsid="0006216b" officeooo:paragraph-rsid="0006216b" style:font-weight-asian="normal" style:font-weight-complex="normal"/>
    </style:style>
    <style:style style:name="T1" style:family="text">
      <style:text-properties officeooo:rsid="0001aefd"/>
    </style:style>
    <style:style style:name="T2" style:family="text">
      <style:text-properties style:text-position="sub 58%" officeooo:rsid="0001aefd"/>
    </style:style>
    <style:style style:name="T3" style:family="text">
      <style:text-properties style:text-position="0% 100%" officeooo:rsid="0001aefd"/>
    </style:style>
    <style:style style:name="T4" style:family="text">
      <style:text-properties officeooo:rsid="0003a46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296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abar existing constraints on SIMPS</text:p>
      <text:p text:style-name="P1"/>
      <text:p text:style-name="P1">They look for events with single high-energy photon and a large missing momentum+energy consistent with production of A’ through e+e- → gamma + A’, where the A’ decays invisibly.</text:p>
      <text:p text:style-name="P1">They find no evidence for such a process and set upper limits on coupling strength of A’ to e+e-.</text:p>
      <text:p text:style-name="P1"/>
      <text:p text:style-name="P1"><text:tab/>How does this relate to HPS?</text:p>
      <text:p text:style-name="P1"><text:tab/></text:p>
      <text:list xml:id="list2756043628" text:style-name="L1">
        <text:list-item>
          <text:p text:style-name="P3">For HPS SIMPS, the A’ does not decay invisibly, but decays to e+e- through neutral dark vector <text:tab/>mesons.</text:p>
        </text:list-item>
        <text:list-item>
          <text:p text:style-name="P4">Babar seems to be looking at case where lowest-mass dark matter state is light, such that </text:p>
        </text:list-item>
      </text:list>
      <text:p text:style-name="P2"><text:span text:style-name="T1"><text:tab/> <text:s text:c="5"/>m</text:span><text:span text:style-name="T2">DM</text:span><text:span text:style-name="T3"> &lt; m</text:span><text:span text:style-name="T2">A’</text:span><text:span text:style-name="T3">/2</text:span> <text:span text:style-name="T4">and the dominant decay mode is A’ → DM+DM</text:span></text:p>
      <text:list xml:id="list3173399729" text:style-name="L2">
        <text:list-item>
          <text:p text:style-name="P5">Babar assumes the decay width of A’ is negligible </text:p>
        </text:list-item>
      </text:list>
      <text:p text:style-name="P6"/>
      <text:p text:style-name="P9">Orsay existing constraints on SIMPS</text:p>
      <text:p text:style-name="P7"/>
      <text:p text:style-name="P7">Short baseline beam dump offer complementary sensitivity to smaller decay lengths of long lived particles. *Paper isn’t free to access…</text:p>
      <text:p text:style-name="P7"/>
      <text:p text:style-name="P9">Pi-Scatt exclusion</text:p>
      <text:p text:style-name="P9"/>
      <text:p text:style-name="P11">For mA’ &lt; O(100 MeV), decays of A’ into DM pions are constrained by searches of A’ production and decay followed by DM scattering in a downstream detectors such as LSND, E137, and MiniBooNE (these regions are labeled as “pi-scatt” in plot</text:p>
      <text:p text:style-name="P7"/>
      <text:p text:style-name="P9">SLAC E137</text:p>
      <text:p text:style-name="P9"/>
      <text:p text:style-name="P11">Beam dump experiment already probes regions of parameter space, especially with ~100 meter decay lengths. </text:p>
      <text:p text:style-name="P11">Searches for long-lived particles produced by e- Al collisions. </text:p>
      <text:p text:style-name="P11">E137 is sensitive to long-lived decays of hidden mesons for three-body (two-body) decays with couplings ~ 10-4 – 10-3 (10-5 – 10-6) and GeV scale vectors. </text:p>
      <text:p text:style-name="P11"/>
      <text:p text:style-name="P10">When specifically restricting neutral dark vector masses ONLY to be lighter than 2mpi.</text:p>
      <text:p text:style-name="P10">Heavier vector mesons (which dont mix with the A’) decay to HS pions</text:p>
      <text:p text:style-name="P10"><text:span text:style-name="T5">Decay lengths for 2-body decays (vs 3-body decays for heavier vector mesons if m&lt;2mPi) are much shorter than E137 is sensitive to, leaving parameter space much more open.</text:span></text:p>
      <text:p text:style-name="P10"><text:span text:style-name="T5">…</text:span></text:p>
      <text:p text:style-name="P10"><text:span text:style-name="T5">However, as mpi/fpi increases, the branching ratio of A’ → V+Pi increases, and the decay lengths for 2-body decay (3-body decay) increase (decrease) significantly. </text:span><text:span text:style-name="T6">This also leads to decrease in branching fraction of A’→ Pi+Pi, limiting reach of missing energy signal experiments (so signals at these experiments would be primarily from long-lived vector meson decay outside of detecto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4:05:57.897182385</meta:creation-date>
    <dc:date>2022-09-16T09:37:16.823851141</dc:date>
    <meta:editing-duration>PT22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349" meta:character-count="2118" meta:non-whitespace-character-count="1776"/>
  </office:meta>
</office:document-meta>
</file>